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7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2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text-properties style:language-asian="zh" style:country-asian="TW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30" style:family="paragraph" style:parent-style-name="Text_20_body" style:list-style-name="L1">
      <style:paragraph-properties fo:margin-left="2cm" fo:margin-right="0cm" fo:text-indent="0cm" style:auto-text-indent="false"/>
    </style:style>
    <style:style style:name="P31" style:family="paragraph" style:parent-style-name="Text_20_body" style:list-style-name="L2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language-asian="zh" style:country-asian="TW"/>
    </style:style>
    <style:style style:name="T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caption"/>Caption<text:bookmark-end text:name="caption"/></text:h>
      <text:p text:style-name="P15"><text:span text:style-name="Source_20_Text">Caption </text:span>is used for <text:a xlink:type="simple" xlink:href="#groupbox"><text:span text:style-name="Source_20_Text">Groupbox</text:span></text:a> and <text:a xlink:type="simple" xlink:href="#window"><text:span text:style-name="Source_20_Text">Window</text:span></text:a> as their title.</text:p>
      <text:p text:style-name="Text_20_body"><text:s/><text:span text:style-name="T5">Note</text:span>:</text:p>
      <text:list text:style-name="L1">
        <text:list-item>
          <text:p text:style-name="P30"><text:a xlink:type="simple" xlink:href="http://zk1.svn.sourceforge.net/viewvc/zk1/branches/3.5/zul/src/archive/web/zul/css/cmps/caption.css.dsp?view=markup">The CSS source of Caption from SVN</text:a></text:p>
        </text:list-item>
      </text:list>
      <text:list text:style-name="L2">
        <text:list-item>
          <text:p text:style-name="P31"><text:a xlink:type="simple" xlink:href="http://zk1.svn.sourceforge.net/viewvc/zk1/branches/3.5/zul/src/archive/web/zul/css/cmps/groupbox.css.dsp?view=markup">The CSS source of Caption with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2" draw:name="graphics1" text:anchor-type="paragraph" svg:width="8.176cm" svg:height="2.064cm" draw:z-index="2"><draw:image xlink:href="../images/caption2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3.256cm" svg:height="3.757cm" draw:z-index="3"><draw:image xlink:href="../images/caption3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aption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caption input, .z-caption td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9">font-size: <text:span text:style-name="T3">${fontSizeS}</text:span>;</text:p>
          </table:table-cell>
        </table:table-row>
        <table:table-row>
          <table:table-cell table:style-name="Table17.A2" office:value-type="string">
            <text:p text:style-name="P22">.z-caption .z-caption-l</text:p>
          </table:table-cell>
          <table:table-cell table:style-name="Table17.B2" office:value-type="string">
            <text:p text:style-name="P4">Font size of the left</text:p>
          </table:table-cell>
          <table:table-cell table:style-name="Table17.C2" office:value-type="string">
            <text:p text:style-name="P9">font-size: <text:span text:style-name="T3">${fontSizeM}</text:span>;</text:p>
          </table:table-cell>
        </table:table-row>
        <table:table-row>
          <table:table-cell table:style-name="Table17.A2" office:value-type="string">
            <text:p text:style-name="P22">.z-caption .z-caption-r</text:p>
          </table:table-cell>
          <table:table-cell table:style-name="Table17.B2" office:value-type="string">
            <text:p text:style-name="P4">Font size of the right</text:p>
          </table:table-cell>
          <table:table-cell table:style-name="Table17.C2" office:value-type="string">
            <text:p text:style-name="P9">font-size: <text:span text:style-name="T3">${fontSizeM}</text:span>;</text:p>
          </table:table-cell>
        </table:table-row>
        <table:table-row>
          <table:table-cell table:style-name="Table17.A2" office:value-type="string">
            <text:p text:style-name="P22">.z-caption button, .z-caption .z-button .z-<text:soft-page-break/>button-btn</text:p>
          </table:table-cell>
          <table:table-cell table:style-name="Table17.B2" office:value-type="string">
            <text:p text:style-name="P4">Font size of button</text:p>
          </table:table-cell>
          <table:table-cell table:style-name="Table17.C2" office:value-type="string">
            <text:p text:style-name="P9">font-size: <text:span text:style-name="T3">${fontSizeXS}</text:span>; font-weight: normal; padding-top: 0; <text:soft-page-break/>padding-bottom: 0; margin-top: 0; margin-bottom: 0;</text:p>
          </table:table-cell>
        </table:table-row>
        <table:table-row>
          <table:table-cell table:style-name="Table17.A2" office:value-type="string">
            <text:p text:style-name="P22">.z-caption a, .z-caption a:visited</text:p>
          </table:table-cell>
          <table:table-cell table:style-name="Table17.B2" office:value-type="string">
            <text:p text:style-name="P4">Font size of A tag</text:p>
          </table:table-cell>
          <table:table-cell table:style-name="Table17.C2" office:value-type="string">
            <text:p text:style-name="P28">font-size: <text:span text:style-name="T3">${fontSizeS}</text:span>; font-weight: normal; color: black; background: none; text-decoration: none;</text:p>
          </table:table-cell>
        </table:table-row>
      </table:table>
      <text:h text:style-name="Heading_20_3" text:outline-level="3">Mold: Default <text:span text:style-name="T7">(legend)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3" text:anchor-type="paragraph" svg:x="3.757cm" svg:y="0.474cm" svg:width="8.811cm" svg:height="1.958cm" draw:z-index="0"><draw:image xlink:href="../images/groupbox1.jpg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8.864cm" svg:height="3.334cm" draw:z-index="1"><draw:image xlink:href="../images/caption1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fieldset legend</text:span></text:span>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9">font-family: <text:span text:style-name="T3">${fontFamilyC}</text:span>;font-size: <text:span text:style-name="T3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5:05:07</dc:date>
    <meta:editing-cycles>16</meta:editing-cycles>
    <meta:editing-duration>PT3H46M53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2" meta:paragraph-count="61" meta:word-count="196" meta:character-count="1186"/>
  </office:meta>
</office:document-meta>
</file>